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ohit Bengali" fo:font-weight="bold" style:font-weight-asian="bold" style:font-weight-complex="bold" fo:font-size="16pt" style:font-size-asian="16pt" style:font-size-complex="16pt" fo:language="pt" fo:country="PT"/>
    </style:style>
    <style:style style:name="P2" style:parent-style-name="Standard" style:family="paragraph">
      <style:text-properties style:font-name="Lohit Bengali" fo:language="pt" fo:country="PT"/>
    </style:style>
    <style:style style:name="P3" style:parent-style-name="Standard" style:family="paragraph">
      <style:text-properties style:font-name="Lohit Bengali" fo:language="pt" fo:country="PT"/>
    </style:style>
    <style:style style:name="P4" style:parent-style-name="Standard" style:family="paragraph">
      <style:text-properties style:font-name="Lohit Bengali" fo:font-size="10pt" style:font-size-asian="10pt" style:font-size-complex="10pt" fo:language="pt" fo:country="PT"/>
    </style:style>
    <style:style style:name="P5" style:parent-style-name="Standard" style:family="paragraph">
      <style:text-properties style:font-name="Lohit Bengali" fo:font-size="10pt" style:font-size-asian="10pt" style:font-size-complex="10pt" fo:language="pt" fo:country="PT"/>
    </style:style>
    <style:style style:name="P6" style:parent-style-name="Standard" style:family="paragraph">
      <style:text-properties style:font-name="Lohit Bengali" fo:font-size="10pt" style:font-size-asian="10pt" style:font-size-complex="10pt" fo:language="pt" fo:country="PT"/>
    </style:style>
    <style:style style:name="P7" style:parent-style-name="Standard" style:family="paragraph">
      <style:text-properties style:font-name="Lohit Bengali" fo:font-size="10pt" style:font-size-asian="10pt" style:font-size-complex="10pt" fo:language="pt" fo:country="PT"/>
    </style:style>
    <style:style style:name="P8" style:parent-style-name="Standard" style:family="paragraph">
      <style:text-properties style:font-name="Lohit Bengali" fo:language="pt" fo:country="PT"/>
    </style:style>
    <style:style style:name="P9" style:parent-style-name="Standard" style:family="paragraph">
      <style:text-properties style:font-name="Lohit Bengali" fo:language="pt" fo:country="PT"/>
    </style:style>
    <style:style style:name="P10" style:parent-style-name="Standard" style:family="paragraph">
      <style:text-properties style:font-name="Lohit Bengali" fo:language="pt" fo:country="PT"/>
    </style:style>
    <style:style style:name="P11" style:parent-style-name="Standard" style:family="paragraph">
      <style:text-properties style:font-name="Lohit Bengali" fo:language="pt" fo:country="PT"/>
    </style:style>
    <style:style style:name="P12" style:parent-style-name="Standard" style:family="paragraph">
      <style:text-properties style:font-name="Lohit Bengali" fo:language="pt" fo:country="PT"/>
    </style:style>
    <style:style style:name="P13" style:parent-style-name="Standard" style:family="paragraph">
      <style:text-properties style:font-name="Lohit Bengali" fo:language="pt" fo:country="PT"/>
    </style:style>
    <style:style style:name="P14" style:parent-style-name="Standard" style:list-style-name="LFO1" style:family="paragraph">
      <style:text-properties style:font-name="Lohit Bengali" fo:language="pt" fo:country="PT"/>
    </style:style>
    <style:style style:name="P15" style:parent-style-name="Standard" style:list-style-name="LFO2" style:family="paragraph">
      <style:text-properties style:font-name="Lohit Bengali" fo:language="pt" fo:country="PT"/>
    </style:style>
    <style:style style:name="P16" style:parent-style-name="Standard" style:list-style-name="LFO3" style:family="paragraph">
      <style:text-properties style:font-name="Lohit Bengali" fo:language="pt" fo:country="PT"/>
    </style:style>
    <style:style style:name="P17" style:parent-style-name="Standard" style:list-style-name="LFO4" style:family="paragraph">
      <style:text-properties style:font-name="Lohit Bengali" fo:language="pt" fo:country="PT"/>
    </style:style>
    <style:style style:name="P18" style:parent-style-name="Standard" style:family="paragraph">
      <style:text-properties style:font-name="Lohit Bengali" fo:language="pt" fo:country="PT"/>
    </style:style>
    <style:style style:name="P19" style:parent-style-name="Standard" style:family="paragraph">
      <style:text-properties style:font-name="Lohit Bengali" fo:language="pt" fo:country="PT"/>
    </style:style>
    <style:style style:name="P20" style:parent-style-name="Standard" style:list-style-name="LFO5" style:family="paragraph">
      <style:text-properties style:font-name="Lohit Bengali" fo:language="pt" fo:country="PT"/>
    </style:style>
    <style:style style:name="P21" style:parent-style-name="Standard" style:list-style-name="LFO5" style:family="paragraph">
      <style:text-properties style:font-name="Lohit Bengali" fo:language="pt" fo:country="PT"/>
    </style:style>
    <style:style style:name="P22" style:parent-style-name="Standard" style:list-style-name="LFO5" style:family="paragraph">
      <style:text-properties style:font-name="Lohit Bengali" fo:language="pt" fo:country="PT"/>
    </style:style>
    <style:style style:name="P23" style:parent-style-name="Standard" style:family="paragraph">
      <style:text-properties style:font-name="Lohit Bengali" fo:language="pt" fo:country="PT"/>
    </style:style>
  </office:automatic-styles>
  <office:body>
    <office:text text:use-soft-page-breaks="true">
      <text:p text:style-name="P1">sTrabalho Prático de Sistemas Distribuídos</text:p>
      <text:p text:style-name="P2"/>
      <text:p text:style-name="P3">Grupo:</text:p>
      <text:p text:style-name="P4">João Martins 28194 P3</text:p>
      <text:p text:style-name="P5">Pedro Miranda 28289 P2</text:p>
      <text:p text:style-name="P6">LEI, FCT-UNL</text:p>
      <text:p text:style-name="P7"/>
      <text:p text:style-name="P8"><text:s text:c="2"/>Para esta fase, a arquitectura do sistema será Cliente/Servidor centralizado,<text:s/>para simplificar o código. O cliente começa por registar-se ou (caso esteja registado) autenticar-se. Quando se regista é automaticamente autenticado. O hash da palavra-passe (introduzida pelo utilizador) é comparado com o hash guardado a tempo do registo. Por enquanto, usamos o hashCode de Strings do Java. A autenticação retorna true se os hashes forem iguais e false no caso contrário.</text:p>
      <text:p text:style-name="P9"><text:s/></text:p>
      <text:p text:style-name="P10"><text:s text:c="2"/>Depois, o cliente pede ao servidor um long que representa a última modificação feita, compara com a última modificação do seu repositório e, caso o servidor tenha a informação mais recente, faz download, caso contrário faz o upload do seu repositório, ou seja procurando na pasta respectiva do utilizador e do servidor podemos concluir que está em concordância. Com o repositório actualizado, o utilizador pode fazer uma sincronização explícita, ver a lista de ficheiros, ou fazer o logout. No logout, a informação é enviada para o servidor. Para download e upload, utilizamos ObjectStreams para converter para um array de bytes.<text:s/>Estas interacções com o servidor são feitas por Java RMI. O servidor guarda a informação do utilizador numa directoria “server\&lt;nome do utilizador&gt;”. O cliente guarda os ficheiros numa directoria “user\&lt;nome do utilizador&gt;”. Utilizamos uma classe Repository que guarda o username do dono do repositório e um ficheiro (class File do Java), que guarda a directoria onde se guardam os ficheiros do utilizador. No servidor os repositórios e contas de utilizador são guardados em mapas que usam o username do utilizador como chave.</text:p>
      <text:p text:style-name="P11">O utilizador pode ainda querer listar os ficheiros que estão na sua directoria, podendo ser estas outras directorias.</text:p>
      <text:p text:style-name="P12"/>
      <text:p text:style-name="P13">Funções do Cliente:</text:p>
      <text:list text:style-name="LFO1" text:continue-numbering="true">
        <text:list-item>
          <text:p text:style-name="P14">Registar-se;</text:p>
        </text:list-item>
      </text:list>
      <text:list text:style-name="LFO2" text:continue-numbering="true">
        <text:list-item>
          <text:p text:style-name="P15">Autenticar-se;</text:p>
        </text:list-item>
      </text:list>
      <text:list text:style-name="LFO3" text:continue-numbering="true">
        <text:list-item>
          <text:p text:style-name="P16">Sincronizar-se com o servidor;</text:p>
        </text:list-item>
      </text:list>
      <text:list text:style-name="LFO4" text:continue-numbering="true">
        <text:list-item>
          <text:p text:style-name="P17">Logout.</text:p>
        </text:list-item>
      </text:list>
      <text:p text:style-name="P18"/>
      <text:p text:style-name="P19">Funções do Servidor:</text:p>
      <text:list text:style-name="LFO5" text:continue-numbering="true">
        <text:list-item>
          <text:p text:style-name="P20">Adicionar<text:s/>um utilizador;</text:p>
        </text:list-item>
        <text:list-item>
          <text:p text:style-name="P21">Autenticar um utilizador dado um username e um hash da palavra-passe (introduzidas pelo utilizador);</text:p>
        </text:list-item>
        <text:list-item>
          <text:p text:style-name="P22">Fazer upload/download de ficheiros (em ambas as operações o cliente envia o seu username).</text:p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Xtein </meta:initial-creator>
    <dc:creator>Proprietario</dc:creator>
    <meta:creation-date>2010-11-07T18:26:00Z</meta:creation-date>
    <dc:date>2010-11-07T21:09:00Z</dc:date>
    <meta:template xlink:href="Normal.dotm" xlink:type="simple"/>
    <meta:editing-cycles>9</meta:editing-cycles>
    <meta:editing-duration>PT7200S</meta:editing-duration>
    <meta:document-statistic meta:page-count="1" meta:paragraph-count="4" meta:word-count="341" meta:character-count="2183" meta:row-count="15" meta:non-whitespace-character-count="1846"/>
  </office:meta>
</office:document-meta>
</file>